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187</text:p>
          </table:table-cell>
          <table:table-cell office:value-type="string" calcext:value-type="string">
            <text:p>2025-06-30 11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1464" calcext:value-type="float">
            <text:p>10.95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87</text:p>
          </table:table-cell>
          <table:table-cell office:value-type="string" calcext:value-type="string">
            <text:p>2025-01-08 12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6056" calcext:value-type="float">
            <text:p>14.92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87</text:p>
          </table:table-cell>
          <table:table-cell office:value-type="string" calcext:value-type="string">
            <text:p>2024-10-08 08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1944" calcext:value-type="float">
            <text:p>14.79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87</text:p>
          </table:table-cell>
          <table:table-cell office:value-type="string" calcext:value-type="string">
            <text:p>2024-07-02 1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144" calcext:value-type="float">
            <text:p>15.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87</text:p>
          </table:table-cell>
          <table:table-cell office:value-type="string" calcext:value-type="string">
            <text:p>2024-04-01 09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812" calcext:value-type="float">
            <text:p>15.43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87</text:p>
          </table:table-cell>
          <table:table-cell office:value-type="string" calcext:value-type="string">
            <text:p>2024-01-04 11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608" calcext:value-type="float">
            <text:p>14.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87</text:p>
          </table:table-cell>
          <table:table-cell office:value-type="string" calcext:value-type="string">
            <text:p>2023-10-05 10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7224" calcext:value-type="float">
            <text:p>15.12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87</text:p>
          </table:table-cell>
          <table:table-cell office:value-type="string" calcext:value-type="string">
            <text:p>2023-07-05 10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524" calcext:value-type="float">
            <text:p>15.25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87</text:p>
          </table:table-cell>
          <table:table-cell office:value-type="string" calcext:value-type="string">
            <text:p>2023-04-03 10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6576" calcext:value-type="float">
            <text:p>15.27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87</text:p>
          </table:table-cell>
          <table:table-cell office:value-type="string" calcext:value-type="string">
            <text:p>2023-01-05 10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7832" calcext:value-type="float">
            <text:p>14.65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87</text:p>
          </table:table-cell>
          <table:table-cell office:value-type="string" calcext:value-type="string">
            <text:p>2022-10-04 10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132" calcext:value-type="float">
            <text:p>14.37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87</text:p>
          </table:table-cell>
          <table:table-cell office:value-type="string" calcext:value-type="string">
            <text:p>2022-07-06 11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1432" calcext:value-type="float">
            <text:p>12.98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87</text:p>
          </table:table-cell>
          <table:table-cell office:value-type="string" calcext:value-type="string">
            <text:p>2022-04-06 09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8232" calcext:value-type="float">
            <text:p>14.04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87</text:p>
          </table:table-cell>
          <table:table-cell office:value-type="string" calcext:value-type="string">
            <text:p>2022-01-03 10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7584" calcext:value-type="float">
            <text:p>14.19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87</text:p>
          </table:table-cell>
          <table:table-cell office:value-type="string" calcext:value-type="string">
            <text:p>2021-10-05 11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9464" calcext:value-type="float">
            <text:p>13.99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87</text:p>
          </table:table-cell>
          <table:table-cell office:value-type="string" calcext:value-type="string">
            <text:p>2021-07-08 10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7664" calcext:value-type="float">
            <text:p>14.83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87</text:p>
          </table:table-cell>
          <table:table-cell office:value-type="string" calcext:value-type="string">
            <text:p>2021-04-06 09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1192" calcext:value-type="float">
            <text:p>14.87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87</text:p>
          </table:table-cell>
          <table:table-cell office:value-type="string" calcext:value-type="string">
            <text:p>2021-01-05 09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9584" calcext:value-type="float">
            <text:p>14.95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87</text:p>
          </table:table-cell>
          <table:table-cell office:value-type="string" calcext:value-type="string">
            <text:p>2020-10-06 09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1192" calcext:value-type="float">
            <text:p>14.87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87</text:p>
          </table:table-cell>
          <table:table-cell office:value-type="string" calcext:value-type="string">
            <text:p>2020-07-06 10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0064" calcext:value-type="float">
            <text:p>14.99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87</text:p>
          </table:table-cell>
          <table:table-cell office:value-type="string" calcext:value-type="string">
            <text:p>2020-04-16 09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472" calcext:value-type="float">
            <text:p>14.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87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2488" calcext:value-type="float">
            <text:p>14.57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87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084" calcext:value-type="float">
            <text:p>14.34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87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752" calcext:value-type="float">
            <text:p>14.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87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1072" calcext:value-type="float">
            <text:p>13.91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87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1552" calcext:value-type="float">
            <text:p>13.94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87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8608" calcext:value-type="float">
            <text:p>14.00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87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8688" calcext:value-type="float">
            <text:p>14.64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87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5744" calcext:value-type="float">
            <text:p>14.71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87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8792" calcext:value-type="float">
            <text:p>14.71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87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5744" calcext:value-type="float">
            <text:p>14.71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87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6256" calcext:value-type="float">
            <text:p>16.52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87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6176" calcext:value-type="float">
            <text:p>15.88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87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6344" calcext:value-type="float">
            <text:p>15.70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87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1064" calcext:value-type="float">
            <text:p>15.37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87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2296" calcext:value-type="float">
            <text:p>15.32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87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188" calcext:value-type="float">
            <text:p>15.04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87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3216" calcext:value-type="float">
            <text:p>15.06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87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7872" calcext:value-type="float">
            <text:p>14.97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87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4112" calcext:value-type="float">
            <text:p>15.37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87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9584" calcext:value-type="float">
            <text:p>14.95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87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9208" calcext:value-type="float">
            <text:p>14.99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87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5096" calcext:value-type="float">
            <text:p>14.86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87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8832" calcext:value-type="float">
            <text:p>15.03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87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4928" calcext:value-type="float">
            <text:p>15.04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87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3192" calcext:value-type="float">
            <text:p>15.63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87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2128" calcext:value-type="float">
            <text:p>15.50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87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3712" calcext:value-type="float">
            <text:p>15.98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87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17824" calcext:value-type="float">
            <text:p>16.11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87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676" calcext:value-type="float">
            <text:p>15.98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42" meta:object-count="0"/>
    <meta:user-defined meta:name="AppVersion">3.0</meta:user-defined>
  </office:meta>
</office:document-meta>
</file>